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T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P4" style:parent-style-name="StandardWeb" style:family="paragraph">
      <style:paragraph-properties style:punctuation-wrap="simple" fo:margin-top="0in" fo:margin-bottom="0in"/>
    </style:style>
    <style:style style:name="T5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T6" style:parent-style-name="Absatz-Standardschriftart" style:family="text">
      <style:text-properties fo:color="#002060"/>
    </style:style>
    <style:style style:name="P7" style:parent-style-name="StandardWeb" style:family="paragraph">
      <style:paragraph-properties style:punctuation-wrap="simple" fo:margin-top="0in" fo:margin-bottom="0in"/>
    </style:style>
    <style:style style:name="T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0" style:parent-style-name="StandardWeb" style:family="paragraph">
      <style:paragraph-properties style:punctuation-wrap="simple" fo:margin-top="0in" fo:margin-bottom="0in"/>
    </style:style>
    <style:style style:name="T1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3" style:parent-style-name="StandardWeb" style:family="paragraph">
      <style:paragraph-properties style:punctuation-wrap="simple" fo:margin-top="0in" fo:margin-bottom="0in"/>
    </style:style>
    <style:style style:name="T14" style:parent-style-name="Absatz-Standardschriftart" style:family="text">
      <style:text-properties style:font-name="Symbol" style:font-name-asian="Lucida Sans Unicode" style:font-name-complex="Tahoma" fo:font-weight="bold" style:font-weight-asian="bold" fo:color="#000000" style:letter-kerning="true"/>
    </style:style>
    <style:style style:name="T15" style:parent-style-name="Absatz-Standardschriftart" style:family="text">
      <style:text-properties style:font-name-asian="Lucida Sans Unicode" style:font-name-complex="Mangal" fo:font-weight="bold" style:font-weight-asian="bold" style:font-style-complex="italic" fo:color="#000000" style:letter-kerning="true" style:text-position="sub 66.6%"/>
    </style:style>
    <style:style style:name="P16" style:parent-style-name="StandardWeb" style:family="paragraph">
      <style:paragraph-properties style:punctuation-wrap="simple" fo:margin-top="0in" fo:margin-bottom="0in"/>
    </style:style>
    <style:style style:name="T1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1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9" style:parent-style-name="StandardWeb" style:family="paragraph">
      <style:paragraph-properties style:punctuation-wrap="simple" fo:margin-top="0in" fo:margin-bottom="0in"/>
    </style:style>
    <style:style style:name="T20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2" style:parent-style-name="StandardWeb" style:family="paragraph">
      <style:paragraph-properties style:punctuation-wrap="simple" fo:margin-top="0in" fo:margin-bottom="0in"/>
    </style:style>
    <style:style style:name="T2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5" style:parent-style-name="StandardWeb" style:family="paragraph">
      <style:paragraph-properties style:punctuation-wrap="simple" fo:margin-top="0in" fo:margin-bottom="0in"/>
    </style:style>
    <style:style style:name="T26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27" style:parent-style-name="StandardWeb" style:family="paragraph">
      <style:paragraph-properties style:punctuation-wrap="simple" fo:margin-top="0in" fo:margin-bottom="0in"/>
    </style:style>
    <style:style style:name="T28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29" style:parent-style-name="StandardWeb" style:family="paragraph">
      <style:paragraph-properties style:punctuation-wrap="simple" fo:margin-top="0in" fo:margin-bottom="0in"/>
    </style:style>
    <style:style style:name="T30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3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32" style:parent-style-name="StandardWeb" style:family="paragraph">
      <style:paragraph-properties style:punctuation-wrap="simple" fo:margin-top="0in" fo:margin-bottom="0in"/>
    </style:style>
    <style:style style:name="T33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3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family="graphic" style:name="a38">
      <style:graphic-properties draw:fill="gradient" draw:fill-gradient-name="a37" draw:stroke="none"/>
    </style:style>
    <style:style style:family="graphic" style:name="a39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20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21">
      <style:graphic-properties draw:fill="solid" draw:fill-color="#000000" draw:opacity="100%" draw:stroke="none"/>
    </style:style>
    <style:style style:family="graphic" style:name="a2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dash" draw:stroke-dash="a23" svg:stroke-width="0.01042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style:wrap="run-through" style:run-through="foreground" draw:fill="none" draw:stroke="dash" draw:stroke-dash="a27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0070c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2083in" svg:stroke-color="#0070c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57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1">
      <style:graphic-properties style:wrap="run-through" style:run-through="foreground" draw:fill="none" draw:stroke="dash" draw:stroke-dash="a0" svg:stroke-width="0.02083in" svg:stroke-color="#0070c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dash" draw:stroke-dash="a4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dash" draw:stroke-dash="a6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9">
      <style:graphic-properties draw:fill="solid" draw:fill-color="#000000" draw:opacity="100%" draw:stroke="none"/>
    </style:style>
    <style:style style:family="graphic" style:name="a3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31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run-through" style:run-through="foreground" draw:fill="none" draw:stroke="dash" draw:stroke-dash="a32" svg:stroke-width="0.01042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Standard"/>
      <text:p text:style-name="Standard"><draw:connector draw:type="line" svg:x1="-0.24212in" svg:y1="4.07744in" svg:x2="3.15927in" svg:y2="0.20869in" draw:z-index="251691008" draw:id="id0" draw:style-name="a1" draw:name="Gerader Verbinder 126" text:anchor-type="paragraph"><svg:title/><svg:desc/></draw:connector></text:p>
      <text:p text:style-name="Standard"><draw:frame draw:z-index="251720704" draw:id="id1" draw:style-name="a2" draw:name="Textfeld 150" text:anchor-type="paragraph" svg:x="2.47298in" svg:y="1.73276in" svg:width="0.29167in" svg:height="0.32014in" style:rel-width="scale" style:rel-height="scale"><draw:text-box><text:p text:style-name="P2"><text:span text:style-name="T3">B</text:span></text:p></draw:text-box><svg:title/><svg:desc/></draw:frame><draw:frame draw:z-index="251678720" draw:id="id2" draw:style-name="a3" draw:transform="translate(-0.14826in -0.15069in) rotate(-0.99168) translate(2.07515in 0.87082in)" draw:name="Textfeld 152" text:anchor-type="paragraph" svg:width="0.29653in" svg:height="0.30139in" style:rel-width="scale" style:rel-height="scale"><draw:text-box><text:p text:style-name="P4"><text:span text:style-name="T5"></text:span></text:p></draw:text-box><svg:title/><svg:desc/></draw:frame><draw:connector draw:type="line" svg:x1="5.45214in" svg:y1="1.79097in" svg:x2="5.82367in" svg:y2="1.61806in" draw:z-index="251728896" draw:id="id3" draw:style-name="a5" draw:name="Gerader Verbinder 126" text:anchor-type="paragraph"><svg:title/><svg:desc/></draw:connector><draw:connector draw:type="line" svg:x1="1.41875in" svg:y1="3.45341in" svg:x2="5.25347in" svg:y2="1.86869in" draw:z-index="251661312" draw:id="id4" draw:style-name="a7" draw:name="Gerader Verbinder 126" text:anchor-type="paragraph"><svg:title/><svg:desc/></draw:connector><draw:g draw:z-index="251726848" draw:name="Gruppieren 7" draw:id="id7" draw:style-name="a10" text:anchor-type="paragraph"><svg:title/><svg:desc/><draw:custom-shape svg:x="2.66957in" svg:y="0.35498in" svg:width="0.09792in" svg:height="0.09792in" draw:id="id5" draw:style-name="a8" draw:name="Freihandform: Form 31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894in" svg:y="0.38435in" svg:width="0.03916in" svg:height="0.03916in" draw:id="id6" draw:style-name="a9" draw:name="Freihandform: Form 3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ustom-shape svg:width="0.77292in" svg:height="0.6125in" draw:z-index="251724800" draw:id="id8" draw:style-name="a11" draw:transform="translate(-0.38646in -0.30625in) rotate(-3.14159) translate(2.72671in 0.83436in)" draw:name="Freihandform: Form 192" text:anchor-type="paragraph"><svg:title/><svg:desc/><draw:enhanced-geometry draw:type="non-primitive" svg:viewBox="0 0 21600 21600" draw:enhanced-path="F M ?f70 ?f71 A ?f104 ?f105 ?f106 ?f107 ?f70 ?f71 ?f101 ?f103  W ?f108 ?f109 ?f110 ?f111 ?f70 ?f71 ?f101 ?f103 N" draw:text-areas="?f51 ?f53 ?f52 ?f54" draw:glue-points="?f17 ?f18 ?f18 ?f17 ?f19 ?f18 ?f18 ?f19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6065600"/><draw:equation draw:name="f6" draw:formula="75599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?f11 - ?f1"/><draw:equation draw:name="f16" draw:formula="if(?f9, ?f9, ?f13)"/><draw:equation draw:name="f17" draw:formula="?f4 / ?f14"/><draw:equation draw:name="f18" draw:formula="?f8 / ?f14"/><draw:equation draw:name="f19" draw:formula="?f3 / ?f14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5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0 - ?f38"/><draw:equation draw:name="f40" draw:formula="0 - ?f37"/><draw:equation draw:name="f41" draw:formula="?f33 * 10800"/><draw:equation draw:name="f42" draw:formula="?f36 * 10800"/><draw:equation draw:name="f43" draw:formula="10800 - ?f41"/><draw:equation draw:name="f44" draw:formula="10800 + ?f41"/><draw:equation draw:name="f45" draw:formula="10800 - ?f42"/><draw:equation draw:name="f46" draw:formula="10800 + ?f42"/><draw:equation draw:name="f47" draw:formula="atan2(?f39, ?f40)"/><draw:equation draw:name="f48" draw:formula="0 - ?f47"/><draw:equation draw:name="f49" draw:formula="?f48 * ?f0 / ?f2"/><draw:equation draw:name="f50" draw:formula="?f49 - ?f1"/><draw:equation draw:name="f51" draw:formula="?f43 / ?f14"/><draw:equation draw:name="f52" draw:formula="?f44 / ?f14"/><draw:equation draw:name="f53" draw:formula="?f45 / ?f14"/><draw:equation draw:name="f54" draw:formula="?f46 / ?f14"/><draw:equation draw:name="f55" draw:formula="?f50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6"/><draw:equation draw:name="f73" draw:formula="if(?f72, ?f16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text:span text:style-name="T6"><draw:connector draw:type="line" svg:x1="3.87736in" svg:y1="-0.04222in" svg:x2="4.07528in" svg:y2="4.79667in" draw:z-index="251688960" draw:id="id9" draw:style-name="a13" draw:name="Gerader Verbinder 126" text:anchor-type="paragraph"><svg:title/><svg:desc/></draw:connector></text:span><draw:custom-shape svg:x="2.70048in" svg:y="1.82471in" svg:width="0.14028in" svg:height="0.13125in" draw:z-index="251718656" draw:id="id10" draw:style-name="a14" draw:name="Freihandform: Form 30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frame draw:z-index="251702272" draw:id="id11" draw:style-name="a15" draw:name="Textfeld 150" text:anchor-type="paragraph" svg:x="2.87145in" svg:y="3.94556in" svg:width="0.39514in" svg:height="0.31875in" style:rel-width="scale" style:rel-height="scale"><draw:text-box><text:p text:style-name="P7"><text:span text:style-name="T8">s</text:span><text:span text:style-name="T9">a</text:span></text:p></draw:text-box><svg:title/><svg:desc/></draw:frame><draw:frame draw:z-index="251706368" draw:id="id12" draw:style-name="a16" draw:name="Textfeld 150" text:anchor-type="paragraph" svg:x="2.9948in" svg:y="5.26803in" svg:width="0.39514in" svg:height="0.31875in" style:rel-width="scale" style:rel-height="scale"><draw:text-box><text:p text:style-name="P10"><text:span text:style-name="T11">A</text:span><text:span text:style-name="T12">0</text:span></text:p></draw:text-box><svg:title/><svg:desc/></draw:frame><draw:frame draw:z-index="251712512" draw:id="id13" draw:style-name="a17" draw:name="Textfeld 150" text:anchor-type="paragraph" svg:x="2.41297in" svg:y="0.68281in" svg:width="0.39514in" svg:height="0.31875in" style:rel-width="scale" style:rel-height="scale"><draw:text-box><text:p text:style-name="P13"><text:span text:style-name="T14"></text:span><text:span text:style-name="T15">0</text:span></text:p></draw:text-box><svg:title/><svg:desc/></draw:frame><draw:frame draw:z-index="251700224" draw:id="id14" draw:style-name="a18" draw:name="Textfeld 150" text:anchor-type="paragraph" svg:x="0.44488in" svg:y="2.37787in" svg:width="0.39514in" svg:height="0.31875in" style:rel-width="scale" style:rel-height="scale"><draw:text-box><text:p text:style-name="P16"><text:span text:style-name="T17">m</text:span><text:span text:style-name="T18">a</text:span></text:p></draw:text-box><svg:title/><svg:desc/></draw:frame><draw:frame draw:z-index="251672576" draw:style-name="a19" draw:transform="translate(-0.05521in -0.06007in) rotate(-4.05158) translate(2.01007in 0.87233in)" draw:name="Grafik 7" text:anchor-type="paragraph" svg:width="0.11042in" svg:height="0.12014in" style:rel-width="scale" style:rel-height="scale"><draw:image xlink:href="media/image1.png" xlink:type="simple" xlink:show="embed" xlink:actuate="onLoad"/><svg:title/><svg:desc/></draw:frame><draw:g draw:z-index="251669504" draw:name="Gruppieren 7" draw:id="id17" draw:style-name="a22" text:anchor-type="paragraph"><svg:title/><svg:desc/><draw:custom-shape svg:x="2.6696in" svg:y="0.35208in" svg:width="0.09843in" svg:height="0.09843in" draw:id="id15" draw:style-name="a20" draw:name="Freihandform: Form 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913in" svg:y="0.3816in" svg:width="0.03937in" svg:height="0.03937in" draw:id="id16" draw:style-name="a21" draw:name="Freihandform: Form 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onnector draw:type="line" svg:x1="3.03368in" svg:y1="0.13703in" svg:x2="0.26215in" svg:y2="2.38078in" draw:z-index="251667456" draw:id="id18" draw:style-name="a24" draw:name="Gerader Verbinder 126" text:anchor-type="paragraph"><svg:title/><svg:desc/></draw:connector><draw:frame draw:z-index="251686912" draw:id="id19" draw:style-name="a25" draw:name="Textfeld 150" text:anchor-type="paragraph" svg:x="1.13522in" svg:y="-0.00101in" svg:width="0.39514in" svg:height="0.31875in" style:rel-width="scale" style:rel-height="scale"><draw:text-box><text:p text:style-name="P19"><text:span text:style-name="T20">C</text:span><text:span text:style-name="T21">2</text:span></text:p></draw:text-box><svg:title/><svg:desc/></draw:frame><draw:frame draw:z-index="251684864" draw:id="id20" draw:style-name="a26" draw:name="Textfeld 150" text:anchor-type="paragraph" svg:x="2.399in" svg:y="1.27529in" svg:width="0.39514in" svg:height="0.31875in" style:rel-width="scale" style:rel-height="scale"><draw:text-box><text:p text:style-name="P22"><text:span text:style-name="T23">C</text:span><text:span text:style-name="T24">1</text:span></text:p></draw:text-box><svg:title/><svg:desc/></draw:frame><draw:connector draw:type="line" svg:x1="1.43196in" svg:y1="0.25967in" svg:x2="2.55349in" svg:y2="1.61731in" draw:z-index="251663360" draw:id="id21" draw:style-name="a28" draw:name="Gerader Verbinder 126" text:anchor-type="paragraph"><svg:title/><svg:desc/></draw:connector><draw:frame draw:z-index="251676672" draw:id="id22" draw:style-name="a29" draw:transform="translate(-0.14826in -0.15069in) rotate(-5.90505) translate(3.58827in 2.43003in)" draw:name="Textfeld 152" text:anchor-type="paragraph" svg:width="0.29653in" svg:height="0.30139in" style:rel-width="scale" style:rel-height="scale"><draw:text-box><text:p text:style-name="P25"><text:span text:style-name="T26"></text:span></text:p></draw:text-box><svg:title/><svg:desc/></draw:frame><draw:frame draw:z-index="251674624" draw:style-name="a30" draw:transform="translate(-0.05555in -0.06041in) rotate(-2.68156) translate(3.56879in 2.48355in)" draw:name="Grafik 10" text:anchor-type="paragraph" svg:width="0.11111in" svg:height="0.12083in" style:rel-width="scale" style:rel-height="scale"><draw:image xlink:href="media/image1.png" xlink:type="simple" xlink:show="embed" xlink:actuate="onLoad"/><svg:title/><svg:desc/></draw:frame><draw:frame draw:z-index="251671552" draw:id="id23" draw:style-name="a31" draw:name="Textfeld 160" text:anchor-type="paragraph" svg:x="2.69579in" svg:y="0.27585in" svg:width="0.30139in" svg:height="0.29167in" style:rel-width="scale" style:rel-height="scale"><draw:text-box><text:p text:style-name="P27"><text:span text:style-name="T28">P</text:span></text:p></draw:text-box><svg:title/><svg:desc/></draw:frame><draw:connector draw:type="line" svg:x1="2.5829in" svg:y1="0.12759in" svg:x2="4.70443in" svg:y2="4.90676in" draw:z-index="251665408" draw:id="id24" draw:style-name="a33" draw:name="Gerader Verbinder 126" text:anchor-type="paragraph"><svg:title/><svg:desc/></draw:connector><draw:frame draw:z-index="251682816" draw:id="id25" draw:style-name="a34" draw:name="Textfeld 150" text:anchor-type="paragraph" svg:x="1.22894in" svg:y="3.50926in" svg:width="0.39514in" svg:height="0.31875in" style:rel-width="scale" style:rel-height="scale"><draw:text-box><text:p text:style-name="P29"><text:span text:style-name="T30">D</text:span><text:span text:style-name="T31">2</text:span></text:p></draw:text-box><svg:title/><svg:desc/></draw:frame><draw:frame draw:z-index="251680768" draw:id="id26" draw:style-name="a35" draw:name="Textfeld 150" text:anchor-type="paragraph" svg:x="5.67579in" svg:y="1.3358in" svg:width="0.39514in" svg:height="0.31875in" style:rel-width="scale" style:rel-height="scale"><draw:text-box><text:p text:style-name="P32"><text:span text:style-name="T33">D</text:span><text:span text:style-name="T34">1</text:span></text:p></draw:text-box><svg:title/><svg:desc/></draw:frame><draw:frame draw:z-index="251713536" draw:style-name="a36" draw:name="Grafik 28" text:anchor-type="paragraph" svg:x="0in" svg:y="0in" svg:width="5.99028in" svg:height="4.35347in" style:rel-width="scale" style:rel-height="scale"><draw:image xlink:href="media/image2.png" xlink:type="simple" xlink:show="embed" xlink:actuate="onLoad"/><svg:title/><svg:desc/></draw:frame><draw:g draw:z-index="251704320" draw:name="Gruppieren 19" draw:id="id29" draw:style-name="a40" text:anchor-type="paragraph"><svg:title/><svg:desc/><draw:custom-shape svg:x="1.36561in" svg:y="5.50607in" svg:width="0.14151in" svg:height="0.10074in" draw:id="id27" draw:style-name="a38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1.39292in" svg:y="5.4653in" svg:width="0.08866in" svg:height="0.08423in" draw:id="id28" draw:style-name="a39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" draw:style="radial" draw:cx="50%" draw:cy="50%" draw:start-color="#808080" draw:end-color="#c0c0c0" draw:start-intensity="100%" draw:end-intensity="100%"/>
    <draw:stroke-dash draw:name="a6" draw:style="rect" draw:dots1="1" draw:dots1-length="0.0625in" draw:distance="0.0625in"/>
    <draw:stroke-dash draw:name="a32" draw:style="rect" draw:dots1="1" draw:dots1-length="0.08333in" draw:dots2="2" draw:dots2-length="0.01042in" draw:distance="0.08333in"/>
    <draw:stroke-dash draw:name="a27" draw:style="rect" draw:dots1="1" draw:dots1-length="0.0625in" draw:distance="0.0625in"/>
    <draw:stroke-dash draw:name="a0" draw:style="rect" draw:dots1="1" draw:dots1-length="0.16667in" draw:distance="0.16667in"/>
    <draw:stroke-dash draw:name="a23" draw:style="rect" draw:dots1="1" draw:dots1-length="0.08333in" draw:dots2="2" draw:dots2-length="0.01042in" draw:distance="0.08333in"/>
    <draw:stroke-dash draw:name="a12" draw:style="rect" draw:dots1="1" draw:dots1-length="0.16667in" draw:distance="0.16667in"/>
    <draw:stroke-dash draw:name="a4" draw:style="rect" draw:dots1="1" draw:dots1-length="0.0625in" draw:distance="0.0625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Andreas</dc:creator>
    <meta:creation-date>2018-12-12T09:24:00Z</meta:creation-date>
    <dc:date>2018-12-13T20:46:00Z</dc:date>
    <meta:template xlink:href="Normal" xlink:type="simple"/>
    <meta:editing-cycles>18</meta:editing-cycles>
    <meta:editing-duration>PT0S</meta:editing-duration>
    <meta:document-statistic meta:page-count="1" meta:paragraph-count="1" meta:word-count="4" meta:character-count="30" meta:row-count="1" meta:non-whitespace-character-count="27"/>
  </office:meta>
</office:document-meta>
</file>